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officeooo:rsid="000c0c4d" officeooo:paragraph-rsid="000c0c4d"/>
    </style:style>
    <style:style style:name="P3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color="#000000"/>
    </style:style>
    <style:style style:name="P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color="#000000"/>
    </style:style>
    <style:style style:name="P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color="#000000"/>
    </style:style>
    <style:style style:name="P7" style:family="paragraph" style:parent-style-name="Text_20_body">
      <style:paragraph-properties fo:line-height="120%" style:writing-mode="lr-tb"/>
      <style:text-properties fo:color="#000000"/>
    </style:style>
    <style:style style:name="P8" style:family="paragraph" style:parent-style-name="Text_20_body">
      <style:paragraph-properties fo:line-height="120%" fo:text-align="justify" style:justify-single-word="false" style:writing-mode="lr-tb"/>
      <style:text-properties fo:color="#000000"/>
    </style:style>
    <style:style style:name="T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Liberation Serif1" fo:font-size="15.7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Liberation Serif1" fo:font-size="15.75pt" fo:font-style="normal" style:text-underline-style="none" fo:font-weight="normal" officeooo:rsid="000abe3b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Liberation Serif1" fo:font-size="15.75pt" fo:font-style="normal" style:text-underline-style="none" fo:font-weight="normal" officeooo:rsid="000abe3b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Liberation Serif1" fo:font-size="15.7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Liberation Serif1" fo:font-size="18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Liberation Serif1" fo:font-size="18pt" fo:font-style="normal" style:text-underline-style="none" fo:font-weight="normal" officeooo:rsid="000c0c4d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Liberation Serif1" fo:font-size="12pt" fo:font-style="normal" style:text-underline-style="none" fo:font-weight="normal" officeooo:rsid="000bfc43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Liberation Serif1" fo:font-size="12pt" fo:font-style="normal" style:text-underline-style="none" fo:font-weight="normal" officeooo:rsid="000c0c4d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Liberation Serif1" fo:font-size="13.5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Liberation Serif1" fo:font-size="24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font-size="15.6999998092651pt" style:text-underline-style="none" officeooo:rsid="000abe3b" style:text-blinking="false" fo:background-color="transparent" loext:char-shading-value="0" style:font-size-asian="15.6999998092651pt" style:font-size-complex="15.699999809265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1ea711bc-e3a2-ba8d-ca5a-5a097f494388"/>API for FACE Foundation</text:p>
      <text:p text:style-name="P7"/>
      <text:p text:style-name="P6"><text:span text:style-name="T7">Project </text:span><text:span text:style-name="T6">Inter</text:span><text:span text:style-name="T7">FACE</text:span><text:span text:style-name="T1"> </text:span><text:span text:style-name="T8">En_</text:span><text:span text:style-name="T10">V</text:span><text:span text:style-name="T9">2</text:span></text:p>
      <text:p text:style-name="P7"/>
      <text:p text:style-name="P4"><text:span text:style-name="T11">Presentation</text:span></text:p>
      <text:p text:style-name="P8"/>
      <text:p text:style-name="P5"><text:span text:style-name="T12">FACE Foundation</text:span><text:span text:style-name="T1"> </text:span><text:span text:style-name="T2">which has been specialized for years in professional retraining, asked the Code Académie to create an application able to centralize and manage its data, agendas and different features.</text:span></text:p>
      <text:p text:style-name="P5"><text:span text:style-name="T1">    </text:span><text:span text:style-name="T2">FACE employees do not have tools to simply and efficiently collaborate so as to organize and follow their Flows. Managing </text:span><text:span text:style-name="T4">its </text:span><text:span text:style-name="T2">own agenda is personal and problem</text:span><text:span text:style-name="T5">-</text:span><text:span text:style-name="T4">leading</text:span><text:span text:style-name="T2">, people in retraining encounter difficulties if their </text:span><text:span text:style-name="T3">tutor </text:span><text:span text:style-name="T2">is absent.</text:span></text:p>
      <text:p text:style-name="P5"><text:span text:style-name="T1">    </text:span><text:span text:style-name="T13">In</text:span><text:span text:style-name="T2"> order to control the process of professional retraining, FACE needs to monitor the Flows for a period of time that can span over several months During these months, employees must be able to see, share and change Flow</text:span><text:span text:style-name="T1"> </text:span><text:span text:style-name="T2">files.</text:span></text:p>
      <text:p text:style-name="P5"><text:span text:style-name="T1">    </text:span><text:span text:style-name="T2">So, the application </text:span><text:span text:style-name="T3">was</text:span><text:span text:style-name="T2"> thought in a way every employee can collaborate and interact with each other in different ways.   </text:span></text:p>
      <text:p text:style-name="P5"><text:span text:style-name="T1">    </text:span><text:span text:style-name="T2">Moreover, it is crucial that the interface propose</text:span><text:span text:style-name="T1"> </text:span><text:span text:style-name="T2">a search engine to find </text:span><text:span text:style-name="T5">« </text:span><text:span text:style-name="T4">rapidly » (?)</text:span><text:span text:style-name="T1"> </text:span><text:span text:style-name="T2">any pieces of information stockpiled in the file of a Flow and eventually compare it to any professional offer. Once again</text:span><text:span text:style-name="T1"> </text:span><text:span text:style-name="T2">the employee must be able to change information</text:span><text:span text:style-name="T3">s</text:span><text:span text:style-name="T1"> </text:span><text:span text:style-name="T2">if needed.</text:span></text:p>
      <text:p text:style-name="P1"><text:span text:style-name="T2">The InterFace </text:span><text:span text:style-name="T3">has to</text:span><text:span text:style-name="T2"> be a pers</text:span><text:span text:style-name="T5">onal and functio</text:span><text:span text:style-name="T2">nal tool but also an intuitive and collaborative tool of</text:span><text:span text:style-name="T1"> </text:span><text:span text:style-name="T2">quality. </text:span></text:p>
      <text:p text:style-name="P2"><text:span text:style-name="T2">The project delivery being very short our work will mainly be on specifications, wireframes and mockups, while the symfony/twig bases will be dealt with in back-end develop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50:54.613773057</meta:creation-date>
    <dc:date>2016-12-09T14:07:38.050174866</dc:date>
    <meta:editing-duration>PT16M4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229" meta:character-count="1425" meta:non-whitespace-character-count="1186"/>
  </office:meta>
</office:document-meta>
</file>